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2340e" officeooo:paragraph-rsid="0012340e"/>
    </style:style>
    <style:style style:name="P2" style:family="paragraph" style:parent-style-name="Text_20_body">
      <style:text-properties officeooo:rsid="0012340e" officeooo:paragraph-rsid="0012340e"/>
    </style:style>
    <style:style style:name="P3" style:family="paragraph" style:parent-style-name="Text_20_body">
      <style:text-properties fo:font-size="15pt" officeooo:rsid="0012340e" officeooo:paragraph-rsid="0012340e" style:font-size-asian="13.1000003814697pt" style:font-size-complex="15pt"/>
    </style:style>
    <style:style style:name="P4" style:family="paragraph" style:parent-style-name="Text_20_body">
      <style:text-properties fo:font-size="15pt" fo:font-weight="bold" officeooo:rsid="0012340e" officeooo:paragraph-rsid="0012340e" style:font-size-asian="13.1000003814697pt" style:font-weight-asian="bold" style:font-size-complex="15pt" style:font-weight-complex="bold"/>
    </style:style>
    <style:style style:name="P5" style:family="paragraph" style:parent-style-name="Text_20_body">
      <loext:graphic-properties draw:fill="none"/>
      <style:paragraph-properties fo:margin-top="0cm" fo:margin-bottom="0.247cm" loext:contextual-spacing="false" fo:line-height="115%" fo:background-color="transparent">
        <style:tab-stops/>
      </style:paragraph-properties>
      <style:text-properties fo:font-size="15pt" fo:font-weight="bold" officeooo:rsid="0012340e" officeooo:paragraph-rsid="0012340e" style:font-size-asian="13.1000003814697pt" style:font-weight-asian="bold" style:font-size-complex="15pt" style:font-weight-complex="bold"/>
    </style:style>
    <style:style style:name="P6" style:family="paragraph" style:parent-style-name="Text_20_body" style:list-style-name="L4">
      <loext:graphic-properties draw:fill="none"/>
      <style:paragraph-properties fo:margin-top="0cm" fo:margin-bottom="0.247cm" loext:contextual-spacing="false" fo:line-height="115%" fo:background-color="transparent">
        <style:tab-stops/>
      </style:paragraph-properties>
      <style:text-properties fo:font-size="15pt" fo:font-weight="normal" officeooo:rsid="0012340e" officeooo:paragraph-rsid="0012340e" style:font-size-asian="13.1000003814697pt" style:font-weight-asian="normal" style:font-size-complex="15pt" style:font-weight-complex="normal"/>
    </style:style>
    <style:style style:name="P7" style:family="paragraph" style:parent-style-name="Text_20_body" style:list-style-name="L1" style:master-page-name="">
      <loext:graphic-properties draw:fill="none"/>
      <style:paragraph-properties fo:margin-left="0.7cm" fo:margin-right="0cm" fo:margin-top="0cm" fo:margin-bottom="0.247cm" loext:contextual-spacing="false" fo:line-height="115%" fo:text-indent="-0.6cm" style:auto-text-indent="false" style:page-number="auto" fo:background-color="transparent">
        <style:tab-stops/>
      </style:paragraph-properties>
      <style:text-properties officeooo:paragraph-rsid="0012340e"/>
    </style:style>
    <style:style style:name="P8" style:family="paragraph" style:parent-style-name="Text_20_body" style:list-style-name="L2" style:master-page-name="">
      <loext:graphic-properties draw:fill="none"/>
      <style:paragraph-properties fo:margin-left="0.7cm" fo:margin-right="0cm" fo:margin-top="0cm" fo:margin-bottom="0.247cm" loext:contextual-spacing="false" fo:line-height="115%" fo:text-indent="-0.6cm" style:auto-text-indent="false" style:page-number="auto" fo:background-color="transparent">
        <style:tab-stops/>
      </style:paragraph-properties>
      <style:text-properties fo:font-size="15pt" fo:font-weight="bold" officeooo:rsid="0012340e" officeooo:paragraph-rsid="0012340e" style:font-size-asian="13.1000003814697pt" style:font-weight-asian="bold" style:font-size-complex="15pt" style:font-weight-complex="bold"/>
    </style:style>
    <style:style style:name="P9" style:family="paragraph" style:parent-style-name="Text_20_body" style:list-style-name="L3" style:master-page-name="">
      <loext:graphic-properties draw:fill="none"/>
      <style:paragraph-properties fo:margin-left="0.7cm" fo:margin-right="0cm" fo:margin-top="0cm" fo:margin-bottom="0.247cm" loext:contextual-spacing="false" fo:line-height="115%" fo:text-indent="-0.6cm" style:auto-text-indent="false" style:page-number="auto" fo:background-color="transparent">
        <style:tab-stops/>
      </style:paragraph-properties>
      <style:text-properties fo:font-size="15pt" fo:font-weight="bold" officeooo:rsid="0012340e" officeooo:paragraph-rsid="0012340e" style:font-size-asian="13.1000003814697pt" style:font-weight-asian="bold" style:font-size-complex="15pt" style:font-weight-complex="bold"/>
    </style:style>
    <style:style style:name="P10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15%" fo:text-indent="-0.6cm" style:auto-text-indent="false" fo:background-color="transparent">
        <style:tab-stops/>
      </style:paragraph-properties>
      <style:text-properties fo:font-size="15pt" fo:font-weight="bold" officeooo:rsid="0012340e" officeooo:paragraph-rsid="0012340e" style:font-size-asian="13.1000003814697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FreeMono" fo:font-weight="normal" style:font-weight-asian="normal" style:font-weight-complex="normal"/>
    </style:style>
    <style:style style:name="T3" style:family="text">
      <style:text-properties fo:font-size="15pt" fo:font-weight="bold" officeooo:rsid="0012340e" style:font-size-asian="13.1000003814697pt" style:font-weight-asian="bold" style:font-size-complex="15pt" style:font-weight-complex="bold"/>
    </style:style>
    <style:style style:name="T4" style:family="text">
      <style:text-properties fo:font-size="15pt" fo:font-weight="normal" officeooo:rsid="0012340e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ome Extension (JavaScript)</text:p>
      <text:p text:style-name="P2"/>
      <text:p text:style-name="P3">For every chrome extension we will make, first we will have to create a “manifest.json” file. It has all the configurations, properties and information about the extension that we are creating.</text:p>
      <text:p text:style-name="P3"/>
      <text:p text:style-name="P4">manifest.json</text:p>
      <text:p text:style-name="P4"><text:span text:style-name="T1">{</text:span></text:p>
      <text:p text:style-name="P4"><text:span text:style-name="T1"><text:tab/></text:span><text:span text:style-name="T2">“manifest_version” : 2,</text:span></text:p>
      <text:p text:style-name="P4"><text:span text:style-name="T2"><text:tab/>“name”: “&lt;NAME&gt;”,</text:span></text:p>
      <text:p text:style-name="P4"><text:span text:style-name="T2"><text:tab/>“version”: “0.1”</text:span></text:p>
      <text:p text:style-name="P4"><text:span text:style-name="T1">}</text:span></text:p>
      <text:p text:style-name="P4"><text:span text:style-name="T1">These three are the necessary fields in the json file.</text:span></text:p>
      <text:p text:style-name="P4"><text:span text:style-name="T1">Other fields:</text:span></text:p>
      <text:p text:style-name="P4"><text:span text:style-name="T1"/></text:p>
      <text:list xml:id="list856769406" text:style-name="L1">
        <text:list-item>
          <text:p text:style-name="P7"><text:span text:style-name="T3">content_script: </text:span><text:span text:style-name="T4">It is a JavaScript code that will be loaded WHEN THE PAGE IS <text:s/>LOADED, that can work with the actual contents of the page and manipulate it.</text:span></text:p>
        </text:list-item>
      </text:list>
      <text:p text:style-name="P4">manifest.json</text:p>
      <text:p text:style-name="P4"><text:span text:style-name="T1">{</text:span></text:p>
      <text:p text:style-name="P4"><text:span text:style-name="T1"><text:tab/></text:span><text:span text:style-name="T2">“manifest_version” : 2,</text:span></text:p>
      <text:p text:style-name="P4"><text:span text:style-name="T2"><text:tab/>“name”: “&lt;NAME&gt;”,</text:span></text:p>
      <text:p text:style-name="P4"><text:span text:style-name="T2"><text:tab/>“version”: “0.1”</text:span></text:p>
      <text:p text:style-name="P4"><text:span text:style-name="T2"><text:tab/>“content_scripts”:[</text:span></text:p>
      <text:p text:style-name="P4"><text:span text:style-name="T2"><text:tab/><text:tab/>“js”: [“content.js”]</text:span></text:p>
      <text:p text:style-name="P4"><text:span text:style-name="T2"><text:tab/>]</text:span></text:p>
      <text:p text:style-name="P5"><text:span text:style-name="T1">}</text:span></text:p>
      <text:list xml:id="list4257525232" text:style-name="L2">
        <text:list-item>
          <text:p text:style-name="P8">backgroud_script: <text:span text:style-name="T1">It is a JavaScript code that is executed WHEN CHROME IS LAUNCHED and it is constantly listening to the activities throughout the browser.</text:span></text:p>
        </text:list-item>
      </text:list>
      <text:p text:style-name="P4"><text:soft-page-break/>manifest.json</text:p>
      <text:p text:style-name="P4"><text:span text:style-name="T1">{</text:span></text:p>
      <text:p text:style-name="P4"><text:span text:style-name="T1"><text:tab/></text:span><text:span text:style-name="T2">“manifest_version” : 2,</text:span></text:p>
      <text:p text:style-name="P4"><text:span text:style-name="T2"><text:tab/>“name”: “&lt;NAME&gt;”,</text:span></text:p>
      <text:p text:style-name="P4"><text:span text:style-name="T2"><text:tab/>“version”: “0.1”</text:span></text:p>
      <text:p text:style-name="P4"><text:span text:style-name="T2"><text:tab/>“content_scripts”:[</text:span></text:p>
      <text:p text:style-name="P4"><text:span text:style-name="T2"><text:tab/><text:tab/>“js”: [“content.js”]</text:span></text:p>
      <text:p text:style-name="P4"><text:span text:style-name="T2"><text:tab/>]</text:span></text:p>
      <text:p text:style-name="P4"><text:span text:style-name="T2"><text:tab/>“background”:[</text:span></text:p>
      <text:p text:style-name="P4"><text:span text:style-name="T2"><text:tab/><text:tab/>“scripts”: [“background.js”]</text:span></text:p>
      <text:p text:style-name="P4"><text:span text:style-name="T2"><text:tab/>}</text:span></text:p>
      <text:p text:style-name="P4"><text:span text:style-name="T2"><text:tab/>“browser_action”: {}</text:span></text:p>
      <text:p text:style-name="P10"><text:span text:style-name="T1">}</text:span></text:p>
      <text:list xml:id="list579208276" text:style-name="L3">
        <text:list-item>
          <text:p text:style-name="P9">actions:<text:span text:style-name="T1"> </text:span></text:p>
        </text:list-item>
      </text:list>
      <text:list xml:id="list530392639" text:style-name="L4">
        <text:list-item>
          <text:p text:style-name="P6">browser_action: The background script can listen for any browser action (Ex: Button press) and can also send a message to the content_scripts for page manupulation.</text:p>
          <text:p text:style-name="P6">NOTE: content_script cannot detect actions like extension_button_press because its scope is only limited to the web p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8:02:57.410137668</meta:creation-date>
    <dc:date>2019-05-31T18:15:02.820572113</dc:date>
    <meta:editing-duration>PT21S</meta:editing-duration>
    <meta:editing-cycles>1</meta:editing-cycles>
    <meta:document-statistic meta:table-count="0" meta:image-count="0" meta:object-count="0" meta:page-count="2" meta:paragraph-count="37" meta:word-count="189" meta:character-count="1276" meta:non-whitespace-character-count="1104"/>
    <meta:generator>LibreOffice/6.0.3.2$Linux_X86_64 LibreOffice_project/00m0$Build-2</meta:generator>
  </office:meta>
</office:document-meta>
</file>